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3.392cm" style:rel-column-width="13471*"/>
    </style:style>
    <style:style style:name="Таблица2.B" style:family="table-column">
      <style:table-column-properties style:column-width="4.858cm" style:rel-column-width="19292*"/>
    </style:style>
    <style:style style:name="Таблица2.C" style:family="table-column">
      <style:table-column-properties style:column-width="4.126cm" style:rel-column-width="16385*"/>
    </style:style>
    <style:style style:name="Таблица2.D" style:family="table-column">
      <style:table-column-properties style:column-width="4.126cm" style:rel-column-width="16387*"/>
    </style:style>
    <style:style style:name="Таблица2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officeooo:paragraph-rsid="003e0593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7e635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rsid="0083acfd" officeooo:paragraph-rsid="0083acfd"/>
    </style:style>
    <style:style style:name="P12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tyle="normal" fo:font-weight="normal" officeooo:rsid="0083acfd" officeooo:paragraph-rsid="0083acfd" style:font-style-asian="normal" style:font-weight-asian="normal" style:font-size-complex="14pt" style:font-style-complex="normal" style:font-weight-complex="normal"/>
    </style:style>
    <style:style style:name="P13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tyle="normal" fo:font-weight="normal" officeooo:rsid="0084abea" officeooo:paragraph-rsid="0084abea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3cc3fa" officeooo:paragraph-rsid="003cc3fa" style:font-size-complex="14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876537" officeooo:paragraph-rsid="00876537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876537" officeooo:paragraph-rsid="00876537" style:font-weight-asian="bold" style:font-weight-complex="bold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876537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8832b7" officeooo:paragraph-rsid="008832b7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89a7d7" officeooo:paragraph-rsid="0089a7d7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3" style:family="paragraph" style:parent-style-name="Text_20_body">
      <style:text-properties fo:color="#000000" style:font-name="Times New Roman" fo:font-size="14pt" officeooo:rsid="00464ca0" officeooo:paragraph-rsid="00464ca0"/>
    </style:style>
    <style:style style:name="P24" style:family="paragraph" style:parent-style-name="Text_20_body">
      <style:text-properties style:font-name="Times New Roman" fo:font-size="14pt" fo:language="ru" fo:country="RU" officeooo:rsid="000ef043" officeooo:paragraph-rsid="003e7d51" style:font-size-asian="14pt" style:language-asian="ru" style:country-asian="RU" style:font-name-complex="Times New Roman5" style:font-size-complex="12pt" style:language-complex="ar" style:country-complex="SA"/>
    </style:style>
    <style:style style:name="P25" style:family="paragraph" style:parent-style-name="Text_20_body">
      <style:text-properties officeooo:paragraph-rsid="00829748"/>
    </style:style>
    <style:style style:name="P26" style:family="paragraph" style:parent-style-name="Text_20_body"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officeooo:paragraph-rsid="003e7d51" style:text-blinking="false" fo:background-color="transparent" style:font-size-asian="14pt" style:font-size-complex="14pt"/>
    </style:style>
    <style:style style:name="P27" style:family="paragraph" style:parent-style-name="Text_20_body">
      <style:paragraph-properties fo:line-height="150%" fo:text-align="justify" style:justify-single-word="false" style:writing-mode="lr-tb"/>
      <style:text-properties officeooo:paragraph-rsid="0085bb75"/>
    </style:style>
    <style:style style:name="P28" style:family="paragraph" style:parent-style-name="Text_20_body">
      <style:paragraph-properties fo:line-height="150%" fo:text-align="justify" style:justify-single-word="false" style:writing-mode="lr-tb"/>
      <style:text-properties officeooo:rsid="00876537" officeooo:paragraph-rsid="00876537"/>
    </style:style>
    <style:style style:name="P29" style:family="paragraph" style:parent-style-name="Text_20_body">
      <style:paragraph-properties fo:line-height="150%" fo:text-align="justify" style:justify-single-word="false" style:writing-mode="lr-tb"/>
      <style:text-properties fo:font-weight="bold" officeooo:paragraph-rsid="0085bb75" style:font-weight-asian="bold" style:font-weight-complex="bold"/>
    </style:style>
    <style:style style:name="P30" style:family="paragraph" style:parent-style-name="Text_20_body">
      <style:paragraph-properties fo:line-height="150%" fo:text-align="justify" style:justify-single-word="false" style:writing-mode="lr-tb"/>
      <style:text-properties fo:font-weight="normal" officeooo:rsid="008832b7" officeooo:paragraph-rsid="008832b7" style:font-weight-asian="normal" style:font-weight-complex="normal"/>
    </style:style>
    <style:style style:name="P3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2" style:family="paragraph" style:parent-style-name="Text_20_body">
      <style:paragraph-properties fo:line-height="150%" fo:text-align="justify" style:justify-single-word="false" style:writing-mode="lr-tb"/>
      <style:text-properties fo:font-style="normal" fo:font-weight="normal" officeooo:rsid="00876537" officeooo:paragraph-rsid="00876537" style:font-style-asian="normal" style:font-weight-asian="normal" style:font-size-complex="14pt" style:font-style-complex="normal" style:font-weight-complex="normal"/>
    </style:style>
    <style:style style:name="P33" style:family="paragraph" style:parent-style-name="Text_20_body">
      <style:paragraph-properties fo:line-height="150%" fo:text-align="justify" style:justify-single-word="false" style:writing-mode="lr-tb"/>
      <style:text-properties fo:font-style="normal" fo:font-weight="normal" officeooo:rsid="008832b7" officeooo:paragraph-rsid="008832b7" style:font-style-asian="normal" style:font-weight-asian="normal" style:font-size-complex="14pt" style:font-style-complex="normal" style:font-weight-complex="normal"/>
    </style:style>
    <style:style style:name="P34" style:family="paragraph" style:parent-style-name="Heading_20_2">
      <style:paragraph-properties fo:break-before="page"/>
      <style:text-properties fo:color="#000000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officeooo:rsid="005b8895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8832b7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font-weight="bold" officeooo:rsid="00876537" style:font-weight-asian="bold" style:font-weight-complex="bold"/>
    </style:style>
    <style:style style:name="T6" style:family="text">
      <style:text-properties style:font-name="Times New Roman" style:font-size-complex="14pt"/>
    </style:style>
    <style:style style:name="T7" style:family="text">
      <style:text-properties style:font-name="Times New Roman" officeooo:rsid="003cc3fa" style:font-size-complex="14pt"/>
    </style:style>
    <style:style style:name="T8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fo:font-weight="bold" officeooo:rsid="004d769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0" style:family="text">
      <style:text-properties fo:color="#000000" style:font-name="Times New Roman" fo:font-size="14pt" fo:language="ru" fo:country="RU" fo:font-weight="bold" officeooo:rsid="00829748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1" style:family="text">
      <style:text-properties fo:color="#000000" style:font-name="Times New Roman" fo:font-size="14pt" officeooo:rsid="003e0593"/>
    </style:style>
    <style:style style:name="T12" style:family="text">
      <style:text-properties fo:color="#000000" style:font-name="Times New Roman" fo:font-size="14pt" officeooo:rsid="004d769b" style:font-size-complex="14pt"/>
    </style:style>
    <style:style style:name="T13" style:family="text">
      <style:text-properties fo:color="#000000" style:font-name="Times New Roman" fo:font-size="14pt" officeooo:rsid="004524f5" style:font-size-complex="14pt"/>
    </style:style>
    <style:style style:name="T14" style:family="text">
      <style:text-properties fo:color="#000000" style:font-name="Times New Roman" fo:font-size="14pt" officeooo:rsid="003e0593" style:font-size-complex="14pt"/>
    </style:style>
    <style:style style:name="T15" style:family="text">
      <style:text-properties fo:color="#000000" style:font-name="Times New Roman" fo:font-size="14pt" officeooo:rsid="006476d9"/>
    </style:style>
    <style:style style:name="T16" style:family="text">
      <style:text-properties fo:color="#000000" style:font-name="Times New Roman" fo:font-size="14pt" officeooo:rsid="00829748"/>
    </style:style>
    <style:style style:name="T17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8" style:family="text">
      <style:text-properties fo:font-variant="normal" fo:text-transform="none" fo:color="#000000" style:font-name="Times New Roman" fo:font-size="14pt" fo:letter-spacing="0.009cm" fo:language="ru" fo:country="RU" fo:font-weight="bold" officeooo:rsid="006d36b6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829748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officeooo:rsid="003e0593"/>
    </style:style>
    <style:style style:name="T22" style:family="text">
      <style:text-properties officeooo:rsid="004d769b"/>
    </style:style>
    <style:style style:name="T23" style:family="text">
      <style:text-properties fo:font-style="normal" fo:font-weight="normal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tyle="normal" fo:font-weight="normal" officeooo:rsid="007e635a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tyle="normal" fo:font-weight="normal" officeooo:rsid="0084abea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tyle="normal" fo:font-weight="normal" officeooo:rsid="0085be8d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tyle="normal" fo:font-weight="normal" officeooo:rsid="00876537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tyle="normal" style:font-style-asian="normal" style:font-size-complex="14pt" style:font-style-complex="normal"/>
    </style:style>
    <style:style style:name="T29" style:family="text">
      <style:text-properties fo:font-style="normal" officeooo:rsid="0085bb75" style:font-style-asian="normal" style:font-size-complex="14pt" style:font-style-complex="normal"/>
    </style:style>
    <style:style style:name="T30" style:family="text">
      <style:text-properties fo:font-style="normal" officeooo:rsid="0089a7d7" style:font-style-asian="normal" style:font-size-complex="14pt" style:font-style-complex="normal"/>
    </style:style>
    <style:style style:name="T31" style:family="text">
      <style:text-properties officeooo:rsid="0084abea"/>
    </style:style>
    <style:style style:name="T32" style:family="text">
      <style:text-properties fo:font-style="italic" fo:font-weight="normal" officeooo:rsid="0084abea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style="italic" fo:font-weight="normal" officeooo:rsid="0085be8d" style:font-style-asian="italic" style:font-weight-asian="normal" style:font-size-complex="14pt" style:font-style-complex="italic" style:font-weight-complex="normal"/>
    </style:style>
    <style:style style:name="T34" style:family="text">
      <style:text-properties officeooo:rsid="00876537"/>
    </style:style>
    <style:style style:name="T35" style:family="text">
      <style:text-properties fo:font-weight="bold" officeooo:rsid="00876537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0">Кафедра МО ЭВМ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22"><text:span text:style-name="Book_20_Title"><text:span text:style-name="T1">отчет</text:span></text:span></text:p>
      <text:p text:style-name="P2"><text:span text:style-name="T2">по лабораторной ра</text:span><text:span text:style-name="T8">боте №</text:span><text:span text:style-name="T10">4</text:span></text:p>
      <text:p text:style-name="P2"><text:span text:style-name="T8">по дисциплине «</text:span><text:span text:style-name="T9">Параллельные алгоритмы</text:span><text:span text:style-name="T8">»</text:span></text:p>
      <text:p text:style-name="P2"><text:span text:style-name="Book_20_Title"><text:span text:style-name="T17">Тема: </text:span></text:span><text:span text:style-name="Book_20_Title"><text:span text:style-name="T18">Параллельное умножение матриц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<text:span text:style-name="T6">Студентка гр. 0</text:span><text:span text:style-name="T7">304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5">Говорющенко А.В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3"><text:span text:style-name="T12">Сергеева</text:span><text:span text:style-name="T13"> </text:span><text:span text:style-name="T12">Е</text:span><text:span text:style-name="T14">.</text:span><text:span text:style-name="T12">И</text:span><text:span text:style-name="T13">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21">20<text:span text:style-name="T21">2</text:span><text:span text:style-name="T22">3</text:span></text:p>
      <text:h text:style-name="P34" text:outline-level="2">Цель работы.</text:h>
      <text:p text:style-name="P25"><text:span text:style-name="T11">Изучить</text:span><text:span text:style-name="T16"> умножения матриц с помощью алгоритма </text:span><text:bookmark text:name="docs-internal-guid-845b0eb5-7fff-83f6-1069-f14b1c16e253"/><text:span text:style-name="T19">Штрассена с разбиением на потоки и сравнить производительность разных алгоритмов</text:span><text:span text:style-name="T15">.</text:span></text:p>
      <text:p text:style-name="P23"><text:s/></text:p>
      <text:h text:style-name="Heading_20_2" text:outline-level="2">Задание.</text:h>
      <text:p text:style-name="P26">4.1 Реализовать параллельный алгоритм умножения матриц с масштабируемым разбиением по потокам. </text:p>
      <text:p text:style-name="P26">Исследовать масштабируемость выполненной реализации с реализацией из работы 1.</text:p>
      <text:p text:style-name="P26">4.2 Реализовать параллельный алгоритм “быстрого” умножения матриц (Штрассена или его модификации). </text:p>
      <text:p text:style-name="P26">Проверить, что результаты вычислений реализаций 4.1 и 4.2 совпадают. </text:p>
      <text:p text:style-name="P26">Сравнить производительность с реализацией 4.1 на больших размерностях данных (порядка 10^4 – 10^6)</text:p>
      <text:p text:style-name="P24"/>
      <text:h text:style-name="Heading_20_2" text:outline-level="2">Выполнение работы.</text:h>
      <text:p text:style-name="P11"><text:span text:style-name="T24">З</text:span><text:span text:style-name="T23">а основу данной работы был взят код из первой лабораторной с классом Matrix, который был расширен методами для реализации алгоритма <text:s/></text:span><text:span text:style-name="T20">Штрассена.</text:span></text:p>
      <text:p text:style-name="P12">Алгоритм Штрассена заключается в перемножении матриц, размерность n которых является степенью двойки, <text:span text:style-name="T34">в случае если размерность будет не соответствовать данным условиям работа алгоритма не будет начата</text:span>. <text:span text:style-name="T31">Вычисление проводятся рекурсивно за счет того, что в</text:span> самом перемножении используются подматрицы размера n/2. <text:span text:style-name="T31">Таким образом получаем подматрицы исходной матрицы:</text:span></text:p>
      <text:p text:style-name="P12"><draw:frame draw:style-name="fr1" draw:name="Объект1" text:anchor-type="as-char" svg:y="-0.679cm" svg:width="5.706cm" svg:height="1.21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3"><text:soft-page-break/>Теперь необходимо вычислить 7 промежуточных матриц размерности n/2, из которых будет вычисляться результирующая матрица. Вычисления выполняются в соответствии с формулами представленными ниже.</text:p>
      <text:p text:style-name="P13"><draw:frame draw:style-name="fr1" draw:name="Объект2" text:anchor-type="as-char" svg:y="-2.584cm" svg:width="15.455cm" svg:height="5.13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3">Матрицы перемножаются рекурсивно <text:s/>с помощью того же алгоритма. Так как на матрицах малых размеров простое умножение работает эффективнее, то на большой глубине рекурсии вместо алгоритма Штрассена применяется оно.</text:p>
      <text:p text:style-name="P27"><text:span text:style-name="T25">Для получения доступа к подматрице был создан метод </text:span><text:span text:style-name="T32">getSubmatrix</text:span><text:span text:style-name="T25"> и</text:span><text:span text:style-name="T33"> </text:span><text:span text:style-name="T26">ме</text:span><text:span text:style-name="T25">т</text:span><text:span text:style-name="T26">о</text:span><text:span text:style-name="T25">д </text:span><text:span text:style-name="T26">для записи </text:span><text:span text:style-name="T25">в </text:span><text:span text:style-name="T26">участок </text:span><text:span text:style-name="T25">мат</text:span><text:span text:style-name="T26">р</text:span><text:span text:style-name="T25">иц</text:span><text:span text:style-name="T27">ы</text:span><text:span text:style-name="T26"> setSubmatrix.</text:span></text:p>
      <text:p text:style-name="P28"><text:span text:style-name="T26">Б</text:span><text:span text:style-name="T23">ыли проведены измерения времени от размеров вычисляемых матриц, результаты приведены в таблице 1.</text:span></text:p>
      <text:p text:style-name="P32"/>
      <text:p text:style-name="P32">Таблица 1 — Зависимость времени от размера матриц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4615842691968">
          <table:table-cell table:style-name="Таблица2.A1" office:value-type="string">
            <text:p text:style-name="P17">Размер</text:p>
          </table:table-cell>
          <table:table-cell table:style-name="Таблица2.A1" office:value-type="string">
            <text:p text:style-name="P18"><text:span text:style-name="T5">Простой</text:span><text:span text:style-name="T35"> алгоритм, мс</text:span></text:p>
          </table:table-cell>
          <table:table-cell table:style-name="Таблица2.A1" office:value-type="string">
            <text:p text:style-name="P17">Параллельный алгоритм, мс</text:p>
          </table:table-cell>
          <table:table-cell table:style-name="Таблица2.A1" office:value-type="string">
            <text:p text:style-name="P17">Алгоритм Штрассена, мс</text:p>
          </table:table-cell>
        </table:table-row>
        <table:table-row table:style-name="TableLine94615842774144">
          <table:table-cell table:style-name="Таблица2.A1" office:value-type="string">
            <text:p text:style-name="P16">16x16</text:p>
          </table:table-cell>
          <table:table-cell table:style-name="Таблица2.A1" office:value-type="string">
            <text:p text:style-name="P16">0.216748</text:p>
          </table:table-cell>
          <table:table-cell table:style-name="Таблица2.A1" office:value-type="string">
            <text:p text:style-name="P16">0.754479</text:p>
          </table:table-cell>
          <table:table-cell table:style-name="Таблица2.A1" office:value-type="string">
            <text:p text:style-name="P16">0.637789</text:p>
          </table:table-cell>
        </table:table-row>
        <table:table-row table:style-name="TableLine94615842774672">
          <table:table-cell table:style-name="Таблица2.A1" office:value-type="string">
            <text:p text:style-name="P19">32х32</text:p>
          </table:table-cell>
          <table:table-cell table:style-name="Таблица2.A1" office:value-type="string">
            <text:p text:style-name="P19">1.88019</text:p>
          </table:table-cell>
          <table:table-cell table:style-name="Таблица2.A1" office:value-type="string">
            <text:p text:style-name="P19">1.26431</text:p>
          </table:table-cell>
          <table:table-cell table:style-name="Таблица2.A1" office:value-type="string">
            <text:p text:style-name="P19">1.27589</text:p>
          </table:table-cell>
        </table:table-row>
        <table:table-row table:style-name="TableLine94615842775584">
          <table:table-cell table:style-name="Таблица2.A1" office:value-type="string">
            <text:p text:style-name="P16">64x64</text:p>
          </table:table-cell>
          <table:table-cell table:style-name="Таблица2.A1" office:value-type="string">
            <text:p text:style-name="P16">8.65574</text:p>
          </table:table-cell>
          <table:table-cell table:style-name="Таблица2.A1" office:value-type="string">
            <text:p text:style-name="P16">7.38064</text:p>
          </table:table-cell>
          <table:table-cell table:style-name="Таблица2.A1" office:value-type="string">
            <text:p text:style-name="P16">5.17074</text:p>
          </table:table-cell>
        </table:table-row>
        <table:table-row table:style-name="TableLine94615842776544">
          <table:table-cell table:style-name="Таблица2.A1" office:value-type="string">
            <text:p text:style-name="P16">256x256</text:p>
          </table:table-cell>
          <table:table-cell table:style-name="Таблица2.A1" office:value-type="string">
            <text:p text:style-name="P16">314</text:p>
          </table:table-cell>
          <table:table-cell table:style-name="Таблица2.A1" office:value-type="string">
            <text:p text:style-name="P16">187</text:p>
          </table:table-cell>
          <table:table-cell table:style-name="Таблица2.A1" office:value-type="string">
            <text:p text:style-name="P16">103</text:p>
          </table:table-cell>
        </table:table-row>
        <table:table-row table:style-name="TableLine94615842777696">
          <table:table-cell table:style-name="Таблица2.A1" office:value-type="string">
            <text:p text:style-name="P16">1024x1024</text:p>
          </table:table-cell>
          <table:table-cell table:style-name="Таблица2.A1" office:value-type="string">
            <text:p text:style-name="P19">20987</text:p>
          </table:table-cell>
          <table:table-cell table:style-name="Таблица2.A1" office:value-type="string">
            <text:p text:style-name="P19">12592</text:p>
          </table:table-cell>
          <table:table-cell table:style-name="Таблица2.A1" office:value-type="string">
            <text:p text:style-name="P19">4300</text:p>
          </table:table-cell>
        </table:table-row>
        <table:table-row table:style-name="TableLine94615842778720">
          <table:table-cell table:style-name="Таблица2.A1" office:value-type="string">
            <text:p text:style-name="P16">2048x2048</text:p>
          </table:table-cell>
          <table:table-cell table:style-name="Таблица2.A1" office:value-type="string">
            <text:p text:style-name="P20">553211</text:p>
          </table:table-cell>
          <table:table-cell table:style-name="Таблица2.A1" office:value-type="string">
            <text:p text:style-name="P20">219707</text:p>
          </table:table-cell>
          <table:table-cell table:style-name="Таблица2.A1" office:value-type="string">
            <text:p text:style-name="P20">29606</text:p>
          </table:table-cell>
        </table:table-row>
      </table:table>
      <text:p text:style-name="P32"/>
      <text:p text:style-name="P32"/>
      <text:p text:style-name="P30"><text:soft-page-break/><text:span text:style-name="T29">И</text:span><text:span text:style-name="T28">з полученных результатов видно, что для матриц небольших размеров (16х16) наиболее эффективным оказался простой алгоритм, а уже для больших размеров — алгоритм Штрассена. </text:span><text:span text:style-name="T30">Начиная с матриц размера 1024 отличии во времени вычисления уже идет на порядок.</text:span></text:p>
      <text:p text:style-name="P33"/>
      <text:p text:style-name="P29"><text:span text:style-name="T29">В</text:span>ыводы.</text:p>
      <text:p text:style-name="P4"><text:span text:style-name="T3">В ходе работы был </text:span><text:span text:style-name="T4">исследован и реализован алгоритм Штрассена для быстрого умножения матриц. По итогам сравнения данный алгоритм оказался самым быстрым, следующим за ним идет параллельный алгоритм и затем простое умножение матриц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25M13S</meta:editing-duration>
    <meta:editing-cycles>44</meta:editing-cycles>
    <meta:generator>LibreOffice/6.4.7.2$Linux_X86_64 LibreOffice_project/40$Build-2</meta:generator>
    <dc:date>2023-11-14T15:48:53.850082207</dc:date>
    <meta:document-statistic meta:table-count="2" meta:image-count="0" meta:object-count="2" meta:page-count="4" meta:paragraph-count="66" meta:word-count="367" meta:character-count="2798" meta:non-whitespace-character-count="2485"/>
  </office:meta>
</office:document-meta>
</file>

<file path=Object 1/content.xml><?xml version="1.0" encoding="utf-8"?>
<math xmlns="http://www.w3.org/1998/Math/MathML" display="block">
  <semantics>
    <mrow>
      <mrow>
        <mi>А</mi>
        <mo stretchy="false">=</mo>
        <mrow>
          <mo fence="true" stretchy="true">(</mo>
          <mrow>
            <mtable>
              <mtr>
                <mtd>
                  <msub>
                    <mi>А</mi>
                    <mn>11</mn>
                  </msub>
                </mtd>
                <mtd>
                  <msub>
                    <mi>А</mi>
                    <mn>12</mn>
                  </msub>
                </mtd>
              </mtr>
              <mtr>
                <mtd>
                  <msub>
                    <mi>А</mi>
                    <mn>21</mn>
                  </msub>
                </mtd>
                <mtd>
                  <msub>
                    <mi>А</mi>
                    <mn>22</mn>
                  </msub>
                </mtd>
              </mtr>
            </mtable>
          </mrow>
          <mo fence="true" stretchy="true">)</mo>
        </mrow>
      </mrow>
      <mi>,</mi>
      <mspace width="4em"/>
      <mrow>
        <mi>В</mi>
        <mo stretchy="false">=</mo>
        <mrow>
          <mo fence="true" stretchy="true">(</mo>
          <mrow>
            <mtable>
              <mtr>
                <mtd>
                  <msub>
                    <mi>В</mi>
                    <mn>11</mn>
                  </msub>
                </mtd>
                <mtd>
                  <msub>
                    <mi>В</mi>
                    <mn>12</mn>
                  </msub>
                </mtd>
              </mtr>
              <mtr>
                <mtd>
                  <msub>
                    <mi>В</mi>
                    <mn>21</mn>
                  </msub>
                </mtd>
                <mtd>
                  <msub>
                    <mi>В</mi>
                    <mn>22</mn>
                  </msub>
                </mtd>
              </mtr>
            </mtable>
          </mrow>
          <mo fence="true" stretchy="true">)</mo>
        </mrow>
      </mrow>
    </mrow>
    <annotation encoding="StarMath 5.0">А = left( matrix { А_11 # А_12 ## А_21 # А_22 } right),~~ В = left( matrix { В_11 # В_12 ## В_21 # В_22 } right)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D</mi>
              <mo stretchy="false">=</mo>
              <mrow>
                <mo fence="true" stretchy="false">(</mo>
                <mrow>
                  <mrow>
                    <msub>
                      <mi>A</mi>
                      <mn>11</mn>
                    </msub>
                    <mo stretchy="false">+</mo>
                    <msub>
                      <mi>A</mi>
                      <mn>22</mn>
                    </msub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sub>
                    <mi>B</mi>
                    <mn>11</mn>
                  </msub>
                  <mo stretchy="false">+</mo>
                  <msub>
                    <mi>B</mi>
                    <mn>22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D</mi>
                <mn>1</mn>
              </msub>
              <mo stretchy="false">=</mo>
              <mrow>
                <mo fence="true" stretchy="false">(</mo>
                <mrow>
                  <mrow>
                    <msub>
                      <mi>A</mi>
                      <mn>12</mn>
                    </msub>
                    <mo stretchy="false">−</mo>
                    <msub>
                      <mi>A</mi>
                      <mn>22</mn>
                    </msub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sub>
                    <mi>B</mi>
                    <mn>21</mn>
                  </msub>
                  <mo stretchy="false">+</mo>
                  <msub>
                    <mi>B</mi>
                    <mn>22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D</mi>
                <mn>2</mn>
              </msub>
              <mo stretchy="false">=</mo>
              <mrow>
                <mo fence="true" stretchy="false">(</mo>
                <mrow>
                  <mrow>
                    <msub>
                      <mi>A</mi>
                      <mn>21</mn>
                    </msub>
                    <mo stretchy="false">−</mo>
                    <msub>
                      <mi>A</mi>
                      <mn>11</mn>
                    </msub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sub>
                    <mi>B</mi>
                    <mn>11</mn>
                  </msub>
                  <mo stretchy="false">+</mo>
                  <msub>
                    <mi>B</mi>
                    <mn>12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H</mi>
                <mn>1</mn>
              </msub>
              <mo stretchy="false">=</mo>
              <mrow>
                <mo fence="true" stretchy="false">(</mo>
                <mrow>
                  <mrow>
                    <msub>
                      <mi>A</mi>
                      <mn>11</mn>
                    </msub>
                    <mo stretchy="false">+</mo>
                    <msub>
                      <mi>A</mi>
                      <mn>12</mn>
                    </msub>
                  </mrow>
                </mrow>
                <mo fence="true" stretchy="false">)</mo>
              </mrow>
            </mrow>
            <msub>
              <mi>B</mi>
              <mn>22</mn>
            </msub>
          </mrow>
        </mtd>
      </mtr>
      <mtr>
        <mtd>
          <mrow>
            <mrow>
              <msub>
                <mi>H</mi>
                <mn>2</mn>
              </msub>
              <mo stretchy="false">=</mo>
              <mrow>
                <mo fence="true" stretchy="false">(</mo>
                <mrow>
                  <mrow>
                    <msub>
                      <mi>A</mi>
                      <mn>21</mn>
                    </msub>
                    <mo stretchy="false">+</mo>
                    <msub>
                      <mi>A</mi>
                      <mn>22</mn>
                    </msub>
                  </mrow>
                </mrow>
                <mo fence="true" stretchy="false">)</mo>
              </mrow>
            </mrow>
            <msub>
              <mi>B</mi>
              <mn>11</mn>
            </msub>
          </mrow>
        </mtd>
      </mtr>
      <mtr>
        <mtd>
          <mrow>
            <mrow>
              <msub>
                <mi>V</mi>
                <mn>1</mn>
              </msub>
              <mo stretchy="false">=</mo>
              <msub>
                <mi>A</mi>
                <mn>22</mn>
              </msub>
            </mrow>
            <mrow>
              <mo fence="true" stretchy="false">(</mo>
              <mrow>
                <mrow>
                  <msub>
                    <mi>B</mi>
                    <mn>21</mn>
                  </msub>
                  <mo stretchy="false">−</mo>
                  <msub>
                    <mi>B</mi>
                    <mn>11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V</mi>
                <mn>2</mn>
              </msub>
              <mo stretchy="false">=</mo>
              <msub>
                <mi>A</mi>
                <mn>11</mn>
              </msub>
            </mrow>
            <mrow>
              <mo fence="true" stretchy="false">(</mo>
              <mrow>
                <mrow>
                  <msub>
                    <mi>B</mi>
                    <mn>12</mn>
                  </msub>
                  <mo stretchy="false">−</mo>
                  <msub>
                    <mi>B</mi>
                    <mn>22</mn>
                  </msub>
                </mrow>
              </mrow>
              <mo fence="true" stretchy="false">)</mo>
            </mrow>
          </mrow>
        </mtd>
      </mtr>
      <mtr>
        <mtd>
          <mrow>
            <mi mathvariant="italic">AB</mi>
            <mo stretchy="false">=</mo>
            <mrow>
              <mrow>
                <mo fence="true" stretchy="true">(</mo>
                <mrow>
                  <mtable>
                    <mtr>
                      <mtd>
                        <mi>D</mi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i>D</mi>
                      </mtd>
                    </mtr>
                  </mtable>
                </mrow>
                <mo fence="true" stretchy="true">)</mo>
              </mrow>
              <mo stretchy="false">+</mo>
              <mrow>
                <mo fence="true" stretchy="true">(</mo>
                <mrow>
                  <mtable>
                    <mtr>
                      <mtd>
                        <mrow>
                          <mi>D</mi>
                          <mn>1</mn>
                        </mrow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D</mi>
                          <mn>2</mn>
                        </msub>
                      </mtd>
                    </mtr>
                  </mtable>
                </mrow>
                <mo fence="true" stretchy="true">)</mo>
              </mrow>
              <mo stretchy="false">+</mo>
              <mrow>
                <mo fence="true" stretchy="true">(</mo>
                <mrow>
                  <mtable>
                    <mtr>
                      <mtd>
                        <mrow>
                          <mo stretchy="false">−</mo>
                          <msub>
                            <mi>H</mi>
                            <mn>1</mn>
                          </msub>
                        </mrow>
                      </mtd>
                      <mtd>
                        <msub>
                          <mi>H</mi>
                          <mn>1</mn>
                        </msub>
                      </mtd>
                    </mtr>
                    <mtr>
                      <mtd>
                        <msub>
                          <mi>H</mi>
                          <mn>2</mn>
                        </msub>
                      </mtd>
                      <mtd>
                        <mrow>
                          <mo stretchy="false">−</mo>
                          <msub>
                            <mi>H</mi>
                            <mn>2</mn>
                          </msub>
                        </mrow>
                      </mtd>
                    </mtr>
                  </mtable>
                </mrow>
                <mo fence="true" stretchy="true">)</mo>
              </mrow>
              <mo stretchy="false">+</mo>
              <mrow>
                <mo fence="true" stretchy="true">(</mo>
                <mrow>
                  <mtable>
                    <mtr>
                      <mtd>
                        <msub>
                          <mi>V</mi>
                          <mn>1</mn>
                        </msub>
                      </mtd>
                      <mtd>
                        <msub>
                          <mi>V</mi>
                          <mn>2</mn>
                        </msub>
                      </mtd>
                    </mtr>
                    <mtr>
                      <mtd>
                        <msub>
                          <mi>V</mi>
                          <mn>1</mn>
                        </msub>
                      </mtd>
                      <mtd>
                        <msub>
                          <mi>V</mi>
                          <mn>2</mn>
                        </msub>
                      </mtd>
                    </mtr>
                  </mtable>
                </mrow>
                <mo fence="true" stretchy="true">)</mo>
              </mrow>
            </mrow>
            <mo stretchy="false">=</mo>
            <mrow>
              <mo fence="true" stretchy="true">(</mo>
              <mrow>
                <mtable>
                  <mtr>
                    <mtd>
                      <mrow>
                        <mi>D</mi>
                        <mo stretchy="false">+</mo>
                        <msub>
                          <mi>D</mi>
                          <mn>1</mn>
                        </msub>
                        <mo stretchy="false">+</mo>
                        <msub>
                          <mi>V</mi>
                          <mn>1</mn>
                        </msub>
                        <mo stretchy="false">−</mo>
                        <msub>
                          <mi>H</mi>
                          <mn>1</mn>
                        </msub>
                      </mrow>
                    </mtd>
                    <mtd>
                      <mrow>
                        <msub>
                          <mi>V</mi>
                          <mn>2</mn>
                        </msub>
                        <mo stretchy="false">+</mo>
                        <msub>
                          <mi>H</mi>
                          <mn>1</mn>
                        </msub>
                      </mrow>
                    </mtd>
                  </mtr>
                  <mtr>
                    <mtd>
                      <mrow>
                        <msub>
                          <mi>V</mi>
                          <mn>1</mn>
                        </msub>
                        <mo stretchy="false">+</mo>
                        <msub>
                          <mi>H</mi>
                          <mn>2</mn>
                        </msub>
                      </mrow>
                    </mtd>
                    <mtd>
                      <mrow>
                        <mi>D</mi>
                        <mo stretchy="false">+</mo>
                        <msub>
                          <mi>D</mi>
                          <mn>2</mn>
                        </msub>
                        <mo stretchy="false">+</mo>
                        <msub>
                          <mi>V</mi>
                          <mn>2</mn>
                        </msub>
                        <mo stretchy="false">−</mo>
                        <msub>
                          <mi>H</mi>
                          <mn>2</mn>
                        </msub>
                      </mrow>
                    </mtd>
                  </mtr>
                </mtable>
              </mrow>
              <mo fence="true" stretchy="true">)</mo>
            </mrow>
          </mrow>
        </mtd>
      </mtr>
    </mtable>
    <annotation encoding="StarMath 5.0">D = ( A_11 + A_22)( B_11 + B_22 ) newline
D_1 = ( A_12 - A_22)( B_21 + B_22 )newline
D_2 = ( A_21 - A_11)( B_11 + B_12 )newline
H_1 = ( A_11 + A_12)B_22 newline
H_2 = ( A_21 + A_22)B_11 newline
V_1 = A_22( B_21 - B_11 )newline
V_2 = A_11( B_12 - B_22 ) newline
AB = left( matrix { D # 0 ## 0 # D } right) + left( matrix { D1 # 0 ## 0 # D_2 } right) + left( matrix { -H_1 # H_1 ## H_2 # -H_2 } right) + left( matrix { V_1 # V_2 ## V_1 # V_2 } right) = left( matrix { D+D_1+V_1-H_1 # V_2 + H_1 ## V_1 + H_2 # D + D_2+V_2-H_2 } right)</annotation>
  </semantics>
</math>
</file>